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C000001C195EBB789B3DA7E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1.175cm" svg:y="1.503cm" svg:width="18.888cm" svg:height="22.318cm" draw:z-index="0"><draw:image xlink:href="Pictures/100000000000017C000001C195EBB789B3DA7EA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7:47:49.608340787</meta:creation-date>
    <dc:date>2023-11-20T17:49:06.349816763</dc:date>
    <meta:editing-duration>PT1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